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" draw:style-name="gr1" draw:text-style-name="P1" draw:layer="layout" svg:width="3.81cm" svg:height="1.27cm" svg:x="1.508cm" svg:y="1.38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End" draw:style-name="gr1" draw:text-style-name="P1" draw:layer="layout" svg:width="3.81cm" svg:height="1.27cm" svg:x="16.621cm" svg:y="25.51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3.413cm" svg:y1="2.651cm" svg:x2="3.413cm" svg:y2="5.445cm">
          <text:p/>
        </draw:line>
        <draw:custom-shape draw:style-name="gr1" draw:text-style-name="P1" draw:layer="layout" svg:width="4.572cm" svg:height="2.921cm" svg:x="1.127cm" svg:y="5.445cm">
          <text:p text:style-name="P1">Come up with </text:p>
          <text:p text:style-name="P1">secret word.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hony LoGreco</meta:initial-creator>
    <meta:creation-date>2014-02-15T06:27:39</meta:creation-date>
    <dc:date>2014-02-15T14:52:49</dc:date>
    <dc:creator>Anthony LoGreco</dc:creator>
    <meta:editing-duration>PT8H18M44S</meta:editing-duration>
    <meta:editing-cycles>2</meta:editing-cycles>
    <meta:generator>LibreOffice/3.5$Linux_x86 LibreOffice_project/350m1$Build-2</meta:generator>
    <meta:document-statistic meta:object-count="4"/>
  </office:meta>
</office:document-meta>
</file>